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5">
            <text:p>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formula="oooc:=com.sun.star.sheet.addin.Analysis.getRandbetween(1;6)+com.sun.star.sheet.addin.Analysis.getRandbetween(1;6)+com.sun.star.sheet.addin.Analysis.getRandbetween(1;6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Nb lancers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5000">
            <text:p>5000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Fréqence nb 9</text:p>
          </table:table-cell>
          <table:table-cell table:style-name="ce2" table:formula="oooc:=COUNTIF([.B1:.B50];9)/50" office:value-type="float" office:value="0.08">
            <text:p>0,08</text:p>
          </table:table-cell>
          <table:table-cell table:style-name="ce2" table:formula="oooc:=COUNTIF([.C1:.C100];9)/100" office:value-type="float" office:value="0.14">
            <text:p>0,14</text:p>
          </table:table-cell>
          <table:table-cell table:style-name="ce2" table:formula="oooc:=COUNTIF([.D1:.D500];9)/500" office:value-type="float" office:value="0.116">
            <text:p>0,12</text:p>
          </table:table-cell>
          <table:table-cell table:style-name="ce2" table:formula="oooc:=COUNTIF([.E1:.E1000];9)/1000" office:value-type="float" office:value="0.099">
            <text:p>0,1</text:p>
          </table:table-cell>
          <table:table-cell table:style-name="ce2" table:formula="oooc:=COUNTIF([.F1:.F2000];9)/2000" office:value-type="float" office:value="0.1235">
            <text:p>0,12</text:p>
          </table:table-cell>
          <table:table-cell table:style-name="ce2" table:formula="oooc:=COUNTIF([.G1:.G5000];9)/5000" office:value-type="float" office:value="0.1092">
            <text:p>0,11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Fréquence nb 10</text:p>
          </table:table-cell>
          <table:table-cell table:style-name="ce2" table:formula="oooc:=COUNTIF([.B1:.B50];10)/50" office:value-type="float" office:value="0.2">
            <text:p>0,2</text:p>
          </table:table-cell>
          <table:table-cell table:style-name="ce2" table:formula="oooc:=COUNTIF([.C1:.C100];10)/100" office:value-type="float" office:value="0.13">
            <text:p>0,13</text:p>
          </table:table-cell>
          <table:table-cell table:style-name="ce2" table:formula="oooc:=COUNTIF([.D1:.D500];10)/500" office:value-type="float" office:value="0.122">
            <text:p>0,12</text:p>
          </table:table-cell>
          <table:table-cell table:style-name="ce2" table:formula="oooc:=COUNTIF([.E1:.E1000];10)/1000" office:value-type="float" office:value="0.119">
            <text:p>0,12</text:p>
          </table:table-cell>
          <table:table-cell table:style-name="ce2" table:formula="oooc:=COUNTIF([.F1:.F2000];10)/2000" office:value-type="float" office:value="0.118">
            <text:p>0,12</text:p>
          </table:table-cell>
          <table:table-cell table:style-name="ce2" table:formula="oooc:=COUNTIF([.G1:.G5000];10)/5000" office:value-type="float" office:value="0.1246">
            <text:p>0,12</text:p>
          </table:table-cell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5"/>
          <table:table-cell>
            <draw:frame table:end-cell-address="Feuil1.L5028" table:end-x="0.554cm" table:end-y="0.09cm" draw:z-index="0" draw:style-name="gr1" svg:width="11.545cm" svg:height="10.069cm" svg:x="1.661cm" svg:y="0.391cm">
              <draw:object draw:notify-on-update-of-ranges="Feuil1.B5001:Feuil1.G5001 Feuil1.A5002:Feuil1.A5002 Feuil1.B5002:Feuil1.G5002 Feuil1.A5003:Feuil1.A5003 Feuil1.B5003:Feuil1.G50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0"/>
        </table:table-row>
        <table:table-row table:style-name="ro1" table:number-rows-repeated="605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2" table:style-name="ta1">
        <table:table-column table:style-name="co2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3" table:style-name="ta1">
        <table:table-column table:style-name="co2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troke="solid" svg:stroke-width="0.071cm" svg:stroke-color="#385d8a" draw:fill-color="#4f81bd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4/02/2014</text:date>, <text:time>21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rso</meta:initial-creator>
    <meta:creation-date>2009-05-08T19:13:44</meta:creation-date>
    <dc:date>2014-02-24T21:00:51</dc:date>
    <meta:editing-cycles>1</meta:editing-cycles>
    <meta:editing-duration>PT8M13S</meta:editing-duration>
    <meta:user-defined meta:name="Info 1"/>
    <meta:user-defined meta:name="Info 2"/>
    <meta:user-defined meta:name="Info 3"/>
    <meta:user-defined meta:name="Info 4"/>
    <meta:document-statistic meta:table-count="3" meta:cell-count="867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0.3" chart:interval-major="0.05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546cm" svg:height="10.07cm" chart:class="chart:line" chart:style-name="ch1">
        <chart:legend chart:legend-position="end" svg:x="8.497cm" svg:y="4.514cm" chart:style-name="ch2"/>
        <chart:plot-area chart:style-name="ch3" table:cell-range-address="Feuil1.B5001:Feuil1.G5003 Feuil1.A5002:Feuil1.G5003 Feuil1.A5001:Feuil1.A5001" chart:data-source-has-labels="both" svg:x="0.23cm" svg:y="0.201cm" svg:width="8.037cm" svg:height="9.466cm">
          <chart:axis chart:dimension="x" chart:name="primary-x" chart:style-name="ch4">
            <chart:categories table:cell-range-address="Feuil1.B5001:Feuil1.G5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B5002:Feuil1.G5002" chart:label-cell-address="Feuil1.A5002:Feuil1.A5002" chart:class="chart:line">
            <chart:data-point chart:repeated="6"/>
          </chart:series>
          <chart:series chart:style-name="ch8" chart:values-cell-range-address="Feuil1.B5003:Feuil1.G5003" chart:label-cell-address="Feuil1.A5003:Feuil1.A500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2000</text:p>
              </table:table-cell>
              <table:table-cell office:value-type="string">
                <text:p>5000</text:p>
              </table:table-cell>
            </table:table-row>
          </table:table-header-rows>
          <table:table-rows>
            <table:table-row>
              <table:table-cell office:value-type="string">
                <text:p>Fréqence nb 9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  <table:table-cell office:value-type="float" office:value="0.116">
                <text:p>0.116</text:p>
              </table:table-cell>
              <table:table-cell office:value-type="float" office:value="0.099">
                <text:p>0.099</text:p>
              </table:table-cell>
              <table:table-cell office:value-type="float" office:value="0.1235">
                <text:p>0.1235</text:p>
              </table:table-cell>
              <table:table-cell office:value-type="float" office:value="0.1092">
                <text:p>0.1092</text:p>
              </table:table-cell>
            </table:table-row>
            <table:table-row>
              <table:table-cell office:value-type="string">
                <text:p>Fréquence nb 10</text:p>
              </table:table-cell>
              <table:table-cell office:value-type="float" office:value="0.2">
                <text:p>0.2</text:p>
              </table:table-cell>
              <table:table-cell office:value-type="float" office:value="0.13">
                <text:p>0.13</text:p>
              </table:table-cell>
              <table:table-cell office:value-type="float" office:value="0.122">
                <text:p>0.122</text:p>
              </table:table-cell>
              <table:table-cell office:value-type="float" office:value="0.119">
                <text:p>0.119</text:p>
              </table:table-cell>
              <table:table-cell office:value-type="float" office:value="0.118">
                <text:p>0.118</text:p>
              </table:table-cell>
              <table:table-cell office:value-type="float" office:value="0.1246">
                <text:p>0.1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